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197cm"/>
    </style:style>
    <style:style style:name="co2" style:family="table-column">
      <style:table-column-properties fo:break-before="auto" style:column-width="6.408cm"/>
    </style:style>
    <style:style style:name="co3" style:family="table-column">
      <style:table-column-properties fo:break-before="auto" style:column-width="8.213cm"/>
    </style:style>
    <style:style style:name="co4" style:family="table-column">
      <style:table-column-properties fo:break-before="auto" style:column-width="8.292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5.539cm"/>
    </style:style>
    <style:style style:name="co7" style:family="table-column">
      <style:table-column-properties fo:break-before="auto" style:column-width="5.75cm"/>
    </style:style>
    <style:style style:name="co8" style:family="table-column">
      <style:table-column-properties fo:break-before="auto" style:column-width="5.576cm"/>
    </style:style>
    <style:style style:name="co9" style:family="table-column">
      <style:table-column-properties fo:break-before="auto" style:column-width="6.74cm"/>
    </style:style>
    <style:style style:name="co10" style:family="table-column">
      <style:table-column-properties fo:break-before="auto" style:column-width="11.502cm"/>
    </style:style>
    <style:style style:name="co11" style:family="table-column">
      <style:table-column-properties fo:break-before="auto" style:column-width="3.316cm"/>
    </style:style>
    <style:style style:name="co12" style:family="table-column">
      <style:table-column-properties fo:break-before="auto" style:column-width="2.602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185cm" fo:break-before="auto" style:use-optimal-row-height="false"/>
    </style:style>
    <style:style style:name="ta1" style:family="table" style:master-page-name="PageStyle_5f_Temas_20_y_20_cargos">
      <style:table-properties table:display="true" style:writing-mode="lr-tb"/>
    </style:style>
    <style:style style:name="ta2" style:family="table" style:master-page-name="PageStyle_5f_Programa">
      <style:table-properties table:display="true" style:writing-mode="lr-tb"/>
    </style:style>
    <style:style style:name="ta3" style:family="table" style:master-page-name="PageStyle_5f_Talleres">
      <style:table-properties table:display="true" style:writing-mode="lr-tb"/>
    </style:style>
    <number:time-style style:name="N5040" number:language="es" number:country="MX">
      <number:hours number:style="long"/>
      <number:text>:</number:text>
      <number:minutes number:style="long"/>
    </number:time-style>
    <style:style style:name="ce1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c000" style:diagonal-bl-tr="none" style:diagonal-tl-br="none" fo:border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fo:background-color="transparent" fo:border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fo:background-color="#ffc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Excel_20_Built-in_20_Normal" style:data-style-name="N5040">
      <style:table-cell-properties fo:border-bottom="0.035cm solid #000000" fo:background-color="#ffc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2" style:family="table-cell" style:parent-style-name="Excel_20_Built-in_20_Normal" style:data-style-name="N5040">
      <style:table-cell-properties fo:border-bottom="0.088cm solid #000000" fo:background-color="#ffc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3" style:family="table-cell" style:parent-style-name="Excel_20_Built-in_20_Normal" style:data-style-name="N504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fo:background-color="#ffc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fo:background-color="#ffc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8" style:family="table-cell" style:parent-style-name="Excel_20_Built-in_20_Normal">
      <style:table-cell-properties fo:background-color="#ffc000" style:diagonal-bl-tr="none" style:diagonal-tl-br="none" fo:border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fo:border="0.035cm solid #000000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2" style:family="table-cell" style:parent-style-name="Excel_20_Built-in_20_Normal">
      <style:table-cell-properties style:diagonal-bl-tr="none" style:diagonal-tl-br="none" fo:border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mas y cargo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52" table:default-cell-style-name="ce1"/>
        <table:table-column table:style-name="co4" table:default-cell-style-name="Default"/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Nombre </text:p>
          </table:table-cell>
          <table:table-cell table:style-name="ce2" office:value-type="string">
            <text:p>Cargo Actual</text:p>
          </table:table-cell>
          <table:table-cell table:style-name="ce8" office:value-type="string">
            <text:p>Tema de la conferencia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r. Luis Ernesto Derbez Bautista</text:p>
          </table:table-cell>
          <table:table-cell table:style-name="ce4" office:value-type="string">
            <text:p>Rector de la Universidad de las Américas Puebla</text:p>
          </table:table-cell>
          <table:table-cell table:style-name="ce4" office:value-type="string">
            <text:p>Expectativas de desarrollo del actuario ante la crisis económica</text:p>
          </table:table-cell>
          <table:table-cell table:formula="oooc:=&quot;&lt;br&gt;&lt;span&gt;&lt;B&gt;Cargo: &lt;/B&gt;&quot; &amp; [.B4] &amp;&quot;&lt;br&gt;&lt;B&gt;Tema: &lt;/B&gt;&quot; &amp; [.C4] &amp; &quot;&lt;br&gt;&lt;br&gt;&lt;/span&gt;&quot;" office:value-type="string" office:string-value="&lt;br&gt;&lt;span&gt;&lt;B&gt;Cargo: &lt;/B&gt;Rector de la Universidad de las Américas Puebla&lt;br&gt;&lt;B&gt;Tema: &lt;/B&gt;Expectativas de desarrollo del actuario ante la crisis económica&lt;br&gt;&lt;br&gt;&lt;/span&gt;">
            <text:p>&lt;br&gt;&lt;span&gt;&lt;B&gt;Cargo: &lt;/B&gt;Rector de la Universidad de las Américas Puebla&lt;br&gt;&lt;B&gt;Tema: &lt;/B&gt;Expectativas de desarrollo del actuario ante la crisis económica&lt;br&gt;&lt;br&gt;&lt;/span&gt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Act. Roy Campos Ezquerra</text:p>
          </table:table-cell>
          <table:table-cell table:style-name="ce4" office:value-type="string">
            <text:p>Director de Consulta Mitofsky</text:p>
          </table:table-cell>
          <table:table-cell table:style-name="ce4" office:value-type="string">
            <text:p>Panorama Político 2009 en México</text:p>
          </table:table-cell>
          <table:table-cell table:formula="oooc:=&quot;&lt;br&gt;&lt;span&gt;&lt;B&gt;Cargo: &lt;/B&gt;&quot; &amp; [.B5] &amp;&quot;&lt;br&gt;&lt;B&gt;Tema: &lt;/B&gt;&quot; &amp; [.C5] &amp; &quot;&lt;br&gt;&lt;br&gt;&lt;/span&gt;&quot;" office:value-type="string" office:string-value="&lt;br&gt;&lt;span&gt;&lt;B&gt;Cargo: &lt;/B&gt;Director de Consulta Mitofsky&lt;br&gt;&lt;B&gt;Tema: &lt;/B&gt;Panorama Político 2009 en México&lt;br&gt;&lt;br&gt;&lt;/span&gt;">
            <text:p>&lt;br&gt;&lt;span&gt;&lt;B&gt;Cargo: &lt;/B&gt;Director de Consulta Mitofsky&lt;br&gt;&lt;B&gt;Tema: &lt;/B&gt;Panorama Político 2009 en México&lt;br&gt;&lt;br&gt;&lt;/span&gt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Dr. Federico O'Reilly Togno</text:p>
          </table:table-cell>
          <table:table-cell table:style-name="ce4" office:value-type="string">
            <text:p>Investigador Titular “C”, T.C, Sistema Nacional de Investigadores Nivel 3</text:p>
          </table:table-cell>
          <table:table-cell table:style-name="ce3" office:value-type="string">
            <text:p>Regresión cóncava, algoritmo del cono y graduación tasas.</text:p>
          </table:table-cell>
          <table:table-cell table:formula="oooc:=&quot;&lt;br&gt;&lt;span&gt;&lt;B&gt;Cargo: &lt;/B&gt;&quot; &amp; [.B6] &amp;&quot;&lt;br&gt;&lt;B&gt;Tema: &lt;/B&gt;&quot; &amp; [.C6] &amp; &quot;&lt;br&gt;&lt;br&gt;&lt;/span&gt;&quot;" office:value-type="string" office:string-value="&lt;br&gt;&lt;span&gt;&lt;B&gt;Cargo: &lt;/B&gt;Investigador Titular “C”, T.C, Sistema Nacional de Investigadores Nivel 3&lt;br&gt;&lt;B&gt;Tema: &lt;/B&gt;Regresión cóncava, algoritmo del cono y graduación tasas.&lt;br&gt;&lt;br&gt;&lt;/span&gt;">
            <text:p>&lt;br&gt;&lt;span&gt;&lt;B&gt;Cargo: &lt;/B&gt;Investigador Titular “C”, T.C, Sistema Nacional de Investigadores Nivel 3&lt;br&gt;&lt;B&gt;Tema: &lt;/B&gt;Regresión cóncava, algoritmo del cono y graduación tasas.&lt;br&gt;&lt;br&gt;&lt;/span&gt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Act. Héctor Sandoval Luna</text:p>
          </table:table-cell>
          <table:table-cell table:style-name="ce4" office:value-type="string">
            <text:p>Jefe Técnico, Banco de México</text:p>
          </table:table-cell>
          <table:table-cell table:style-name="ce3" office:value-type="string">
            <text:p>Mecanismos necesarios para fortalecer la reforma de pensiones en México</text:p>
          </table:table-cell>
          <table:table-cell table:formula="oooc:=&quot;&lt;br&gt;&lt;span&gt;&lt;B&gt;Cargo: &lt;/B&gt;&quot; &amp; [.B7] &amp;&quot;&lt;br&gt;&lt;B&gt;Tema: &lt;/B&gt;&quot; &amp; [.C7] &amp; &quot;&lt;br&gt;&lt;br&gt;&lt;/span&gt;&quot;" office:value-type="string" office:string-value="&lt;br&gt;&lt;span&gt;&lt;B&gt;Cargo: &lt;/B&gt;Jefe Técnico, Banco de México&lt;br&gt;&lt;B&gt;Tema: &lt;/B&gt;Mecanismos necesarios para fortalecer la reforma de pensiones en México&lt;br&gt;&lt;br&gt;&lt;/span&gt;">
            <text:p>&lt;br&gt;&lt;span&gt;&lt;B&gt;Cargo: &lt;/B&gt;Jefe Técnico, Banco de México&lt;br&gt;&lt;B&gt;Tema: &lt;/B&gt;Mecanismos necesarios para fortalecer la reforma de pensiones en México&lt;br&gt;&lt;br&gt;&lt;/span&gt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Dr. Rubén Hernández Cid</text:p>
          </table:table-cell>
          <table:table-cell table:style-name="ce4" office:value-type="string">
            <text:p>Profesor de tiempo completo en el Departamento de Estadística y Coordinador del Diplomado en Estadística Aplicada, ITAM</text:p>
          </table:table-cell>
          <table:table-cell table:style-name="ce3" office:value-type="string">
            <text:p>Estadística en las elecciones en México</text:p>
          </table:table-cell>
          <table:table-cell table:formula="oooc:=&quot;&lt;br&gt;&lt;span&gt;&lt;B&gt;Cargo: &lt;/B&gt;&quot; &amp; [.B8] &amp;&quot;&lt;br&gt;&lt;B&gt;Tema: &lt;/B&gt;&quot; &amp; [.C8] &amp; &quot;&lt;br&gt;&lt;br&gt;&lt;/span&gt;&quot;" office:value-type="string" office:string-value="&lt;br&gt;&lt;span&gt;&lt;B&gt;Cargo: &lt;/B&gt;Profesor de tiempo completo en el Departamento de Estadística y Coordinador del Diplomado en Estadística Aplicada, ITAM&lt;br&gt;&lt;B&gt;Tema: &lt;/B&gt;Estadística en las elecciones en México&lt;br&gt;&lt;br&gt;&lt;/span&gt;">
            <text:p>&lt;br&gt;&lt;span&gt;&lt;B&gt;Cargo: &lt;/B&gt;Profesor de tiempo completo en el Departamento de Estadística y Coordinador del Diplomado en Estadística Aplicada, ITAM&lt;br&gt;&lt;B&gt;Tema: &lt;/B&gt;Estadística en las elecciones en México&lt;br&gt;&lt;br&gt;&lt;/span&gt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Act. Luisarturo Castellanos Hernández</text:p>
          </table:table-cell>
          <table:table-cell table:style-name="ce4" office:value-type="string">
            <text:p>Desarrollo estadístico y tarificación del Seguro Agrícola Catastrófico, Agroasemex</text:p>
          </table:table-cell>
          <table:table-cell table:style-name="ce3" office:value-type="string">
            <text:p>Modelación Estocástica de Huracanes en México</text:p>
          </table:table-cell>
          <table:table-cell table:formula="oooc:=&quot;&lt;br&gt;&lt;span&gt;&lt;B&gt;Cargo: &lt;/B&gt;&quot; &amp; [.B9] &amp;&quot;&lt;br&gt;&lt;B&gt;Tema: &lt;/B&gt;&quot; &amp; [.C9] &amp; &quot;&lt;br&gt;&lt;br&gt;&lt;/span&gt;&quot;" office:value-type="string" office:string-value="&lt;br&gt;&lt;span&gt;&lt;B&gt;Cargo: &lt;/B&gt;Desarrollo estadístico y tarificación del Seguro Agrícola Catastrófico, Agroasemex&lt;br&gt;&lt;B&gt;Tema: &lt;/B&gt;Modelación Estocástica de Huracanes en México&lt;br&gt;&lt;br&gt;&lt;/span&gt;">
            <text:p>&lt;br&gt;&lt;span&gt;&lt;B&gt;Cargo: &lt;/B&gt;Desarrollo estadístico y tarificación del Seguro Agrícola Catastrófico, Agroasemex&lt;br&gt;&lt;B&gt;Tema: &lt;/B&gt;Modelación Estocástica de Huracanes en México&lt;br&gt;&lt;br&gt;&lt;/span&gt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Dr. Vicente González Catalá</text:p>
          </table:table-cell>
          <table:table-cell table:style-name="ce6" office:value-type="string">
            <text:p>Catedrático en la Universidad de Alcalá en el Área de Conocimiento Economía Financiera y Contabilidad.</text:p>
          </table:table-cell>
          <table:table-cell table:style-name="ce9" office:value-type="string">
            <text:p>Previsión socio-económica y actuarial</text:p>
          </table:table-cell>
          <table:table-cell table:formula="oooc:=&quot;&lt;br&gt;&lt;span&gt;&lt;B&gt;Cargo: &lt;/B&gt;&quot; &amp; [.B10] &amp;&quot;&lt;br&gt;&lt;B&gt;Tema: &lt;/B&gt;&quot; &amp; [.C10] &amp; &quot;&lt;br&gt;&lt;br&gt;&lt;/span&gt;&quot;" office:value-type="string" office:string-value="&lt;br&gt;&lt;span&gt;&lt;B&gt;Cargo: &lt;/B&gt;Catedrático en la Universidad de Alcalá en el Área de Conocimiento Economía Financiera y Contabilidad.&lt;br&gt;&lt;B&gt;Tema: &lt;/B&gt;Previsión socio-económica y actuarial&lt;br&gt;&lt;br&gt;&lt;/span&gt;">
            <text:p>&lt;br&gt;&lt;span&gt;&lt;B&gt;Cargo: &lt;/B&gt;Catedrático en la Universidad de Alcalá en el Área de Conocimiento Economía Financiera y Contabilidad.&lt;br&gt;&lt;B&gt;Tema: &lt;/B&gt;Previsión socio-económica y actuarial&lt;br&gt;&lt;br&gt;&lt;/span&gt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Dr. Alejandro Mina Valdés</text:p>
          </table:table-cell>
          <table:table-cell table:style-name="ce4" office:value-type="string">
            <text:p>Coordinador de la maestría en demografía en el COLMEX</text:p>
          </table:table-cell>
          <table:table-cell table:style-name="ce9" office:value-type="string">
            <text:p>El envejecimiento de la población mexicana: sus efectos sociales.</text:p>
          </table:table-cell>
          <table:table-cell table:formula="oooc:=&quot;&lt;br&gt;&lt;span&gt;&lt;B&gt;Cargo: &lt;/B&gt;&quot; &amp; [.B11] &amp;&quot;&lt;br&gt;&lt;B&gt;Tema: &lt;/B&gt;&quot; &amp; [.C11] &amp; &quot;&lt;br&gt;&lt;br&gt;&lt;/span&gt;&quot;" office:value-type="string" office:string-value="&lt;br&gt;&lt;span&gt;&lt;B&gt;Cargo: &lt;/B&gt;Coordinador de la maestría en demografía en el COLMEX&lt;br&gt;&lt;B&gt;Tema: &lt;/B&gt;El envejecimiento de la población mexicana: sus efectos sociales.&lt;br&gt;&lt;br&gt;&lt;/span&gt;">
            <text:p>&lt;br&gt;&lt;span&gt;&lt;B&gt;Cargo: &lt;/B&gt;Coordinador de la maestría en demografía en el COLMEX&lt;br&gt;&lt;B&gt;Tema: &lt;/B&gt;El envejecimiento de la población mexicana: sus efectos sociales.&lt;br&gt;&lt;br&gt;&lt;/span&gt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Act. José Luis Lobera</text:p>
          </table:table-cell>
          <table:table-cell table:style-name="ce6" office:value-type="string">
            <text:p>Director <text:s/>Técnico <text:s/>y de Suscripción Seguros Corporativos en Grupo Nacional Provincial, S.A.B. y Presidente del CONAC</text:p>
          </table:table-cell>
          <table:table-cell table:style-name="ce9" office:value-type="string">
            <text:p>La Participación y Actividad del Actuario hacia el Futuro</text:p>
          </table:table-cell>
          <table:table-cell table:formula="oooc:=&quot;&lt;br&gt;&lt;span&gt;&lt;B&gt;Cargo: &lt;/B&gt;&quot; &amp; [.B12] &amp;&quot;&lt;br&gt;&lt;B&gt;Tema: &lt;/B&gt;&quot; &amp; [.C12] &amp; &quot;&lt;br&gt;&lt;br&gt;&lt;/span&gt;&quot;" office:value-type="string" office:string-value="&lt;br&gt;&lt;span&gt;&lt;B&gt;Cargo: &lt;/B&gt;Director  Técnico  y de Suscripción Seguros Corporativos en Grupo Nacional Provincial, S.A.B. y Presidente del CONAC&lt;br&gt;&lt;B&gt;Tema: &lt;/B&gt;La Participación y Actividad del Actuario hacia el Futuro&lt;br&gt;&lt;br&gt;&lt;/span&gt;">
            <text:p>&lt;br&gt;&lt;span&gt;&lt;B&gt;Cargo: &lt;/B&gt;Director <text:s/>Técnico <text:s/>y de Suscripción Seguros Corporativos en Grupo Nacional Provincial, S.A.B. y Presidente del CONAC&lt;br&gt;&lt;B&gt;Tema: &lt;/B&gt;La Participación y Actividad del Actuario hacia el Futuro&lt;br&gt;&lt;br&gt;&lt;/span&gt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Act. José Manuel Méndez Martínez</text:p>
          </table:table-cell>
          <table:table-cell table:style-name="ce4" office:value-type="string">
            <text:p>Presidente de la AMA</text:p>
          </table:table-cell>
          <table:table-cell table:style-name="ce3"/>
          <table:table-cell table:formula="oooc:=&quot;&lt;br&gt;&lt;span&gt;&lt;B&gt;Cargo: &lt;/B&gt;&quot; &amp; [.B13] &amp;&quot;&lt;br&gt;&lt;B&gt;Tema: &lt;/B&gt;&quot; &amp; [.C13] &amp; &quot;&lt;br&gt;&lt;br&gt;&lt;/span&gt;&quot;" office:value-type="string" office:string-value="&lt;br&gt;&lt;span&gt;&lt;B&gt;Cargo: &lt;/B&gt;Presidente de la AMA&lt;br&gt;&lt;B&gt;Tema: &lt;/B&gt;&lt;br&gt;&lt;br&gt;&lt;/span&gt;">
            <text:p>&lt;br&gt;&lt;span&gt;&lt;B&gt;Cargo: &lt;/B&gt;Presidente de la AMA&lt;br&gt;&lt;B&gt;Tema: &lt;/B&gt;&lt;br&gt;&lt;br&gt;&lt;/span&gt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Lic. Antonio Casanueva Fernández</text:p>
          </table:table-cell>
          <table:table-cell table:style-name="ce4" office:value-type="string">
            <text:p>Director Académico del Programa Máster en Dirección de Empresas (Full-time MBA), IPADE</text:p>
          </table:table-cell>
          <table:table-cell table:style-name="ce9" office:value-type="string">
            <text:p>Valores de la Eficacia</text:p>
          </table:table-cell>
          <table:table-cell table:formula="oooc:=&quot;&lt;br&gt;&lt;span&gt;&lt;B&gt;Cargo: &lt;/B&gt;&quot; &amp; [.B14] &amp;&quot;&lt;br&gt;&lt;B&gt;Tema: &lt;/B&gt;&quot; &amp; [.C14] &amp; &quot;&lt;br&gt;&lt;br&gt;&lt;/span&gt;&quot;" office:value-type="string" office:string-value="&lt;br&gt;&lt;span&gt;&lt;B&gt;Cargo: &lt;/B&gt;Director Académico del Programa Máster en Dirección de Empresas (Full-time MBA), IPADE&lt;br&gt;&lt;B&gt;Tema: &lt;/B&gt;Valores de la Eficacia&lt;br&gt;&lt;br&gt;&lt;/span&gt;">
            <text:p>&lt;br&gt;&lt;span&gt;&lt;B&gt;Cargo: &lt;/B&gt;Director Académico del Programa Máster en Dirección de Empresas (Full-time MBA), IPADE&lt;br&gt;&lt;B&gt;Tema: &lt;/B&gt;Valores de la Eficacia&lt;br&gt;&lt;br&gt;&lt;/span&gt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Act. Jorge Barba Pingarrón</text:p>
          </table:table-cell>
          <table:table-cell table:style-name="ce4" office:value-type="string">
            <text:p>Director general de Barba y Fernández actuarios</text:p>
          </table:table-cell>
          <table:table-cell table:style-name="ce4" office:value-type="string">
            <text:p>El reto del Actuario Consultor. Desarrollo y Oportunidades </text:p>
          </table:table-cell>
          <table:table-cell table:formula="oooc:=&quot;&lt;br&gt;&lt;span&gt;&lt;B&gt;Cargo: &lt;/B&gt;&quot; &amp; [.B15] &amp;&quot;&lt;br&gt;&lt;B&gt;Tema: &lt;/B&gt;&quot; &amp; [.C15] &amp; &quot;&lt;br&gt;&lt;br&gt;&lt;/span&gt;&quot;" office:value-type="string" office:string-value="&lt;br&gt;&lt;span&gt;&lt;B&gt;Cargo: &lt;/B&gt;Director general de Barba y Fernández actuarios&lt;br&gt;&lt;B&gt;Tema: &lt;/B&gt;El reto del Actuario Consultor. Desarrollo y Oportunidades &lt;br&gt;&lt;br&gt;&lt;/span&gt;">
            <text:p>&lt;br&gt;&lt;span&gt;&lt;B&gt;Cargo: &lt;/B&gt;Director general de Barba y Fernández actuarios&lt;br&gt;&lt;B&gt;Tema: &lt;/B&gt;El reto del Actuario Consultor. Desarrollo y Oportunidades &lt;br&gt;&lt;br&gt;&lt;/span&gt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Ba. Patrick Hickey</text:p>
          </table:table-cell>
          <table:table-cell table:style-name="ce4" office:value-type="string">
            <text:p>Líder Regional Risk Focus, Marsh</text:p>
          </table:table-cell>
          <table:table-cell table:style-name="ce3" office:value-type="string">
            <text:p>Enterprise Risk Management</text:p>
          </table:table-cell>
          <table:table-cell table:formula="oooc:=&quot;&lt;br&gt;&lt;span&gt;&lt;B&gt;Cargo: &lt;/B&gt;&quot; &amp; [.B16] &amp;&quot;&lt;br&gt;&lt;B&gt;Tema: &lt;/B&gt;&quot; &amp; [.C16] &amp; &quot;&lt;br&gt;&lt;br&gt;&lt;/span&gt;&quot;" office:value-type="string" office:string-value="&lt;br&gt;&lt;span&gt;&lt;B&gt;Cargo: &lt;/B&gt;Líder Regional Risk Focus, Marsh&lt;br&gt;&lt;B&gt;Tema: &lt;/B&gt;Enterprise Risk Management&lt;br&gt;&lt;br&gt;&lt;/span&gt;">
            <text:p>&lt;br&gt;&lt;span&gt;&lt;B&gt;Cargo: &lt;/B&gt;Líder Regional Risk Focus, Marsh&lt;br&gt;&lt;B&gt;Tema: &lt;/B&gt;Enterprise Risk Management&lt;br&gt;&lt;br&gt;&lt;/span&gt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Dr. Felipe Ochoa Rosso</text:p>
          </table:table-cell>
          <table:table-cell table:style-name="ce7" office:value-type="string">
            <text:p>Presidente de Ochoa Rosso y asociados</text:p>
          </table:table-cell>
          <table:table-cell table:style-name="ce9" office:value-type="string">
            <text:p>Urgencia en la Agenda Nacional para la Gestión de Riesgos</text:p>
          </table:table-cell>
          <table:table-cell table:formula="oooc:=&quot;&lt;br&gt;&lt;span&gt;&lt;B&gt;Cargo: &lt;/B&gt;&quot; &amp; [.B17] &amp;&quot;&lt;br&gt;&lt;B&gt;Tema: &lt;/B&gt;&quot; &amp; [.C17] &amp; &quot;&lt;br&gt;&lt;br&gt;&lt;/span&gt;&quot;" office:value-type="string" office:string-value="&lt;br&gt;&lt;span&gt;&lt;B&gt;Cargo: &lt;/B&gt;Presidente de Ochoa Rosso y asociados&lt;br&gt;&lt;B&gt;Tema: &lt;/B&gt;Urgencia en la Agenda Nacional para la Gestión de Riesgos&lt;br&gt;&lt;br&gt;&lt;/span&gt;">
            <text:p>&lt;br&gt;&lt;span&gt;&lt;B&gt;Cargo: &lt;/B&gt;Presidente de Ochoa Rosso y asociados&lt;br&gt;&lt;B&gt;Tema: &lt;/B&gt;Urgencia en la Agenda Nacional para la Gestión de Riesgos&lt;br&gt;&lt;br&gt;&lt;/span&gt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Act. David Molina Castillo</text:p>
          </table:table-cell>
          <table:table-cell table:style-name="ce7" office:value-type="string">
            <text:p>Coordinador Centro de Estudios de Posgrado y Extensión, Anáhuac MAYAB </text:p>
          </table:table-cell>
          <table:table-cell table:style-name="ce3" office:value-type="string">
            <text:p>El Actuario y sus habilidades de liderazgo</text:p>
          </table:table-cell>
          <table:table-cell table:formula="oooc:=&quot;&lt;br&gt;&lt;span&gt;&lt;B&gt;Cargo: &lt;/B&gt;&quot; &amp; [.B18] &amp;&quot;&lt;br&gt;&lt;B&gt;Tema: &lt;/B&gt;&quot; &amp; [.C18] &amp; &quot;&lt;br&gt;&lt;br&gt;&lt;/span&gt;&quot;" office:value-type="string" office:string-value="&lt;br&gt;&lt;span&gt;&lt;B&gt;Cargo: &lt;/B&gt;Coordinador Centro de Estudios de Posgrado y Extensión, Anáhuac MAYAB &lt;br&gt;&lt;B&gt;Tema: &lt;/B&gt;El Actuario y sus habilidades de liderazgo&lt;br&gt;&lt;br&gt;&lt;/span&gt;">
            <text:p>&lt;br&gt;&lt;span&gt;&lt;B&gt;Cargo: &lt;/B&gt;Coordinador Centro de Estudios de Posgrado y Extensión, Anáhuac MAYAB &lt;br&gt;&lt;B&gt;Tema: &lt;/B&gt;El Actuario y sus habilidades de liderazgo&lt;br&gt;&lt;br&gt;&lt;/span&gt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Dr. Manuel Mendoza Ramírez</text:p>
          </table:table-cell>
          <table:table-cell table:style-name="ce7" office:value-type="string">
            <text:p>Director del Programa de Maestría en Administración de Riesgos, ITAM</text:p>
          </table:table-cell>
          <table:table-cell table:style-name="ce3"/>
          <table:table-cell table:formula="oooc:=&quot;&lt;br&gt;&lt;span&gt;&lt;B&gt;Cargo: &lt;/B&gt;&quot; &amp; [.B19] &amp;&quot;&lt;br&gt;&lt;B&gt;Tema: &lt;/B&gt;&quot; &amp; [.C19] &amp; &quot;&lt;br&gt;&lt;br&gt;&lt;/span&gt;&quot;" office:value-type="string" office:string-value="&lt;br&gt;&lt;span&gt;&lt;B&gt;Cargo: &lt;/B&gt;Director del Programa de Maestría en Administración de Riesgos, ITAM&lt;br&gt;&lt;B&gt;Tema: &lt;/B&gt;&lt;br&gt;&lt;br&gt;&lt;/span&gt;">
            <text:p>&lt;br&gt;&lt;span&gt;&lt;B&gt;Cargo: &lt;/B&gt;Director del Programa de Maestría en Administración de Riesgos, ITAM&lt;br&gt;&lt;B&gt;Tema: &lt;/B&gt;&lt;br&gt;&lt;br&gt;&lt;/span&gt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Dr. Eugenio Andraca Carrera</text:p>
          </table:table-cell>
          <table:table-cell table:style-name="ce7" office:value-type="string">
            <text:p>Estadístico – Food and Drug Administration (FDA).</text:p>
          </table:table-cell>
          <table:table-cell table:style-name="ce4" office:value-type="string">
            <text:p>Diseño y Análisis de Pruebas Clínicas</text:p>
          </table:table-cell>
          <table:table-cell table:formula="oooc:=&quot;&lt;br&gt;&lt;span&gt;&lt;B&gt;Cargo: &lt;/B&gt;&quot; &amp; [.B20] &amp;&quot;&lt;br&gt;&lt;B&gt;Tema: &lt;/B&gt;&quot; &amp; [.C20] &amp; &quot;&lt;br&gt;&lt;br&gt;&lt;/span&gt;&quot;" office:value-type="string" office:string-value="&lt;br&gt;&lt;span&gt;&lt;B&gt;Cargo: &lt;/B&gt;Estadístico – Food and Drug Administration (FDA).&lt;br&gt;&lt;B&gt;Tema: &lt;/B&gt;Diseño y Análisis de Pruebas Clínicas&lt;br&gt;&lt;br&gt;&lt;/span&gt;">
            <text:p>&lt;br&gt;&lt;span&gt;&lt;B&gt;Cargo: &lt;/B&gt;Estadístico – Food and Drug Administration (FDA).&lt;br&gt;&lt;B&gt;Tema: &lt;/B&gt;Diseño y Análisis de Pruebas Clínicas&lt;br&gt;&lt;br&gt;&lt;/span&gt;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Mtro. Alfredo Efraín Arceo Franco </text:p>
          </table:table-cell>
          <table:table-cell table:style-name="ce7" office:value-type="string">
            <text:p>Profesor de Tiempo Completo del Departamento de Actuaría, UDLAP</text:p>
          </table:table-cell>
          <table:table-cell table:style-name="ce9" office:value-type="string">
            <text:p>La Institución Aseguradora</text:p>
          </table:table-cell>
          <table:table-cell table:formula="oooc:=&quot;&lt;br&gt;&lt;span&gt;&lt;B&gt;Cargo: &lt;/B&gt;&quot; &amp; [.B21] &amp;&quot;&lt;br&gt;&lt;B&gt;Tema: &lt;/B&gt;&quot; &amp; [.C21] &amp; &quot;&lt;br&gt;&lt;br&gt;&lt;/span&gt;&quot;" office:value-type="string" office:string-value="&lt;br&gt;&lt;span&gt;&lt;B&gt;Cargo: &lt;/B&gt;Profesor de Tiempo Completo del Departamento de Actuaría, UDLAP&lt;br&gt;&lt;B&gt;Tema: &lt;/B&gt;La Institución Aseguradora&lt;br&gt;&lt;br&gt;&lt;/span&gt;">
            <text:p>&lt;br&gt;&lt;span&gt;&lt;B&gt;Cargo: &lt;/B&gt;Profesor de Tiempo Completo del Departamento de Actuaría, UDLAP&lt;br&gt;&lt;B&gt;Tema: &lt;/B&gt;La Institución Aseguradora&lt;br&gt;&lt;br&gt;&lt;/span&gt;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Dr. Leovigildo López García</text:p>
          </table:table-cell>
          <table:table-cell table:style-name="ce7" office:value-type="string">
            <text:p>Profesor Titular del Departamento de Actuaría, UDLAP</text:p>
          </table:table-cell>
          <table:table-cell table:style-name="ce3" office:value-type="string">
            <text:p>Problema de asignación en una empresa de consultora</text:p>
          </table:table-cell>
          <table:table-cell table:formula="oooc:=&quot;&lt;br&gt;&lt;span&gt;&lt;B&gt;Cargo: &lt;/B&gt;&quot; &amp; [.B22] &amp;&quot;&lt;br&gt;&lt;B&gt;Tema: &lt;/B&gt;&quot; &amp; [.C22] &amp; &quot;&lt;br&gt;&lt;br&gt;&lt;/span&gt;&quot;" office:value-type="string" office:string-value="&lt;br&gt;&lt;span&gt;&lt;B&gt;Cargo: &lt;/B&gt;Profesor Titular del Departamento de Actuaría, UDLAP&lt;br&gt;&lt;B&gt;Tema: &lt;/B&gt;Problema de asignación en una empresa de consultora&lt;br&gt;&lt;br&gt;&lt;/span&gt;">
            <text:p>&lt;br&gt;&lt;span&gt;&lt;B&gt;Cargo: &lt;/B&gt;Profesor Titular del Departamento de Actuaría, UDLAP&lt;br&gt;&lt;B&gt;Tema: &lt;/B&gt;Problema de asignación en una empresa de consultora&lt;br&gt;&lt;br&gt;&lt;/span&gt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Act. Adrian Cervantes Castaños</text:p>
          </table:table-cell>
          <table:table-cell table:style-name="ce7" office:value-type="string">
            <text:p>Director General de Crédito Público de la Secretaría de Hacienda del Estado de Sonora</text:p>
          </table:table-cell>
          <table:table-cell table:style-name="ce3"/>
          <table:table-cell table:formula="oooc:=&quot;&lt;br&gt;&lt;span&gt;&lt;B&gt;Cargo: &lt;/B&gt;&quot; &amp; [.B23] &amp;&quot;&lt;br&gt;&lt;B&gt;Tema: &lt;/B&gt;&quot; &amp; [.C23] &amp; &quot;&lt;br&gt;&lt;br&gt;&lt;/span&gt;&quot;" office:value-type="string" office:string-value="&lt;br&gt;&lt;span&gt;&lt;B&gt;Cargo: &lt;/B&gt;Director General de Crédito Público de la Secretaría de Hacienda del Estado de Sonora&lt;br&gt;&lt;B&gt;Tema: &lt;/B&gt;&lt;br&gt;&lt;br&gt;&lt;/span&gt;">
            <text:p>&lt;br&gt;&lt;span&gt;&lt;B&gt;Cargo: &lt;/B&gt;Director General de Crédito Público de la Secretaría de Hacienda del Estado de Sonora&lt;br&gt;&lt;B&gt;Tema: &lt;/B&gt;&lt;br&gt;&lt;br&gt;&lt;/span&gt;</text:p>
          </table:table-cell>
          <table:table-cell table:number-columns-repeated="252"/>
        </table:table-row>
        <table:table-row table:style-name="ro1">
          <table:table-cell table:style-name="ce5" office:value-type="string">
            <text:p>Act. Adalberto Rojas Osa</text:p>
          </table:table-cell>
          <table:table-cell table:style-name="ce7" office:value-type="string">
            <text:p>Consultor, Agente de Seguros independiente <text:s/>y Presidente de la AMAC</text:p>
          </table:table-cell>
          <table:table-cell table:style-name="ce9" office:value-type="string">
            <text:p>Expectativas de desarrollo profesional del Actuario como consultor </text:p>
          </table:table-cell>
          <table:table-cell table:formula="oooc:=&quot;&lt;br&gt;&lt;span&gt;&lt;B&gt;Cargo: &lt;/B&gt;&quot; &amp; [.B24] &amp;&quot;&lt;br&gt;&lt;B&gt;Tema: &lt;/B&gt;&quot; &amp; [.C24] &amp; &quot;&lt;br&gt;&lt;br&gt;&lt;/span&gt;&quot;" office:value-type="string" office:string-value="&lt;br&gt;&lt;span&gt;&lt;B&gt;Cargo: &lt;/B&gt;Consultor, Agente de Seguros independiente  y Presidente de la AMAC&lt;br&gt;&lt;B&gt;Tema: &lt;/B&gt;Expectativas de desarrollo profesional del Actuario como consultor &lt;br&gt;&lt;br&gt;&lt;/span&gt;">
            <text:p>&lt;br&gt;&lt;span&gt;&lt;B&gt;Cargo: &lt;/B&gt;Consultor, Agente de Seguros independiente <text:s/>y Presidente de la AMAC&lt;br&gt;&lt;B&gt;Tema: &lt;/B&gt;Expectativas de desarrollo profesional del Actuario como consultor &lt;br&gt;&lt;br&gt;&lt;/span&gt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Act. Josh Bank</text:p>
          </table:table-cell>
          <table:table-cell table:style-name="ce7" office:value-type="string">
            <text:p>Presidente del Comité Latinoamérica de la SOA y Presidente del Comité de Comunicaciones de la Sección de Pensiones de la SOA</text:p>
          </table:table-cell>
          <table:table-cell table:style-name="ce3"/>
          <table:table-cell table:formula="oooc:=&quot;&lt;br&gt;&lt;span&gt;&lt;B&gt;Cargo: &lt;/B&gt;&quot; &amp; [.B25] &amp;&quot;&lt;br&gt;&lt;B&gt;Tema: &lt;/B&gt;&quot; &amp; [.C25] &amp; &quot;&lt;br&gt;&lt;br&gt;&lt;/span&gt;&quot;" office:value-type="string" office:string-value="&lt;br&gt;&lt;span&gt;&lt;B&gt;Cargo: &lt;/B&gt;Presidente del Comité Latinoamérica de la SOA y Presidente del Comité de Comunicaciones de la Sección de Pensiones de la SOA&lt;br&gt;&lt;B&gt;Tema: &lt;/B&gt;&lt;br&gt;&lt;br&gt;&lt;/span&gt;">
            <text:p>&lt;br&gt;&lt;span&gt;&lt;B&gt;Cargo: &lt;/B&gt;Presidente del Comité Latinoamérica de la SOA y Presidente del Comité de Comunicaciones de la Sección de Pensiones de la SOA&lt;br&gt;&lt;B&gt;Tema: &lt;/B&gt;&lt;br&gt;&lt;br&gt;&lt;/span&gt;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Act. Arturo Luna </text:p>
          </table:table-cell>
          <table:table-cell table:style-name="ce7"/>
          <table:table-cell table:style-name="ce9"/>
          <table:table-cell table:formula="oooc:=&quot;&lt;br&gt;&lt;span&gt;&lt;B&gt;Cargo: &lt;/B&gt;&quot; &amp; [.B26] &amp;&quot;&lt;br&gt;&lt;B&gt;Tema: &lt;/B&gt;&quot; &amp; [.C26] &amp; &quot;&lt;br&gt;&lt;br&gt;&lt;/span&gt;&quot;" office:value-type="string" office:string-value="&lt;br&gt;&lt;span&gt;&lt;B&gt;Cargo: &lt;/B&gt;&lt;br&gt;&lt;B&gt;Tema: &lt;/B&gt;&lt;br&gt;&lt;br&gt;&lt;/span&gt;">
            <text:p>&lt;br&gt;&lt;span&gt;&lt;B&gt;Cargo: &lt;/B&gt;&lt;br&gt;&lt;B&gt;Tema: &lt;/B&gt;&lt;br&gt;&lt;br&gt;&lt;/span&gt;</text:p>
          </table:table-cell>
          <table:table-cell table:number-columns-repeated="252"/>
        </table:table-row>
        <table:table-row table:style-name="ro1" table:number-rows-repeated="6550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grama" table:style-name="ta2" table:print="false">
        <table:table-column table:style-name="co5" table:default-cell-style-name="ce14"/>
        <table:table-column table:style-name="co6" table:default-cell-style-name="ce14"/>
        <table:table-column table:style-name="co7" table:number-columns-repeated="2" table:default-cell-style-name="ce14"/>
        <table:table-column table:style-name="co8" table:number-columns-repeated="252" table:default-cell-style-name="ce14"/>
        <table:table-row table:style-name="ro2">
          <table:table-cell table:style-name="ce10"/>
          <table:table-cell table:style-name="ce15" office:value-type="string">
            <text:p>Miércoles 11</text:p>
          </table:table-cell>
          <table:table-cell table:style-name="ce15" office:value-type="string">
            <text:p>Jueves 12</text:p>
          </table:table-cell>
          <table:table-cell table:style-name="ce24" office:value-type="string">
            <text:p>Viernes 13</text:p>
          </table:table-cell>
          <table:table-cell table:number-columns-repeated="252"/>
        </table:table-row>
        <table:table-row table:style-name="ro3">
          <table:table-cell table:style-name="ce11" office:value-type="time" office:time-value="PT08H00M00S" table:number-columns-spanned="1" table:number-rows-spanned="12">
            <text:p>08:00</text:p>
          </table:table-cell>
          <table:table-cell table:style-name="ce16" office:value-type="string" table:number-columns-spanned="1" table:number-rows-spanned="9">
            <text:p>Registro <text:s text:c="85"/>(8:00-8:45)</text:p>
          </table:table-cell>
          <table:table-cell table:style-name="ce16" table:number-columns-spanned="1" table:number-rows-spanned="12"/>
          <table:table-cell table:style-name="ce25" table:number-columns-spanned="1" table:number-rows-spanned="12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table-cell table:style-name="ce16" office:value-type="string" table:number-columns-spanned="1" table:number-rows-spanned="7">
            <text:p>Inauguración <text:s text:c="89"/>(8:45-9:20)</text:p>
          </table:table-cell>
          <table:covered-table-cell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table-cell table:style-name="ce11" office:value-type="time" office:time-value="PT09H00M00S" table:number-columns-spanned="1" table:number-rows-spanned="12">
            <text:p>09:00</text:p>
          </table:table-cell>
          <table:covered-table-cell table:style-name="ce16"/>
          <table:table-cell table:style-name="ce16" office:value-type="string" table:number-columns-spanned="1" table:number-rows-spanned="12">
            <text:p>Act. Roy Campos <text:s text:c="67"/>(9:00-10:00)</text:p>
          </table:table-cell>
          <table:table-cell table:style-name="ce25" office:value-type="string" table:number-columns-spanned="1" table:number-rows-spanned="12">
            <text:p>Dr. Felipe Ochoa Rosso <text:s text:c="55"/>(9:00-10:00)</text:p>
          </table:table-cell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table-cell table:style-name="ce16" office:value-type="string" table:number-columns-spanned="1" table:number-rows-spanned="8">
            <text:p>Dr. Luis Ernesto Derbez <text:s text:c="70"/>(9:20-10:00)</text:p>
          </table:table-cell>
          <table:covered-table-cell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table-cell table:style-name="ce11" office:value-type="time" office:time-value="PT10H00M00S" table:number-columns-spanned="1" table:number-rows-spanned="12">
            <text:p>10:00</text:p>
          </table:table-cell>
          <table:table-cell table:style-name="ce16" office:value-type="string" table:number-columns-spanned="1" table:number-rows-spanned="12">
            <text:p>Act. José Luis Lobera <text:s text:c="56"/>(10:00-11:00)</text:p>
          </table:table-cell>
          <table:table-cell table:style-name="ce16" office:value-type="string" table:number-columns-spanned="1" table:number-rows-spanned="9">
            <text:p>Mtro. Alfredo Arceo <text:s text:c="67"/>(10:00-10:45)</text:p>
          </table:table-cell>
          <table:table-cell table:style-name="ce25" office:value-type="string" table:number-columns-spanned="1" table:number-rows-spanned="9">
            <text:p>Dr. Rubén Hernández <text:s text:c="60"/>(10:00-10:45) </text:p>
          </table:table-cell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6"/>
          <table:table-cell table:style-name="ce16" office:value-type="string" table:number-columns-spanned="1" table:number-rows-spanned="9">
            <text:p>Dr. Eugenio Andraca <text:s text:c="63"/>(10:45-11:30)</text:p>
          </table:table-cell>
          <table:table-cell table:style-name="ce25" office:value-type="string" table:number-columns-spanned="1" table:number-rows-spanned="9">
            <text:p>Act. Arturo Luna <text:s text:c="81"/>(10:45-11:30)</text:p>
          </table:table-cell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table-cell table:style-name="ce11" office:value-type="time" office:time-value="PT11H00M00S" table:number-columns-spanned="1" table:number-rows-spanned="12">
            <text:p>11:00</text:p>
          </table:table-cell>
          <table:table-cell table:style-name="ce17" office:value-type="string" table:number-columns-spanned="1" table:number-rows-spanned="9">
            <text:p>Act. Adalberto Rojas Osa <text:s text:c="55"/>(11:00-11:45)</text:p>
          </table:table-cell>
          <table:covered-table-cell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8"/>
          <table:covered-table-cell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8"/>
          <table:covered-table-cell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8"/>
          <table:covered-table-cell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8"/>
          <table:covered-table-cell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8"/>
          <table:covered-table-cell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8"/>
          <table:table-cell table:style-name="ce16" office:value-type="string" table:number-columns-spanned="1" table:number-rows-spanned="3">
            <text:p>Coffe Break (11:30-11:45)</text:p>
          </table:table-cell>
          <table:table-cell table:style-name="ce25" office:value-type="string" table:number-columns-spanned="1" table:number-rows-spanned="3">
            <text:p>Coffe Break (11:30-11:45)</text:p>
          </table:table-cell>
          <table:table-cell table:number-columns-repeated="252"/>
        </table:table-row>
        <table:table-row table:style-name="ro3">
          <table:covered-table-cell table:style-name="ce11"/>
          <table:covered-table-cell table:style-name="ce18"/>
          <table:covered-table-cell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9"/>
          <table:covered-table-cell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table-cell table:style-name="ce16" office:value-type="string" table:number-columns-spanned="1" table:number-rows-spanned="3">
            <text:p>Coffe Break (11:45-12:00)</text:p>
          </table:table-cell>
          <table:table-cell table:style-name="ce16" office:value-type="string" table:number-columns-spanned="1" table:number-rows-spanned="9">
            <text:p>Act. David Molina <text:s text:c="79"/><text:s text:c="5"/>(11:45-12:30)</text:p>
          </table:table-cell>
          <table:table-cell table:style-name="ce25" office:value-type="string" table:number-columns-spanned="1" table:number-rows-spanned="9">
            <text:p>Dr. Alejandro Mina <text:s text:c="64"/>(11:45-12:30)</text:p>
          </table:table-cell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table-cell table:style-name="ce11" office:value-type="time" office:time-value="PT12H00M00S" table:number-columns-spanned="1" table:number-rows-spanned="12">
            <text:p>12:00</text:p>
          </table:table-cell>
          <table:table-cell table:style-name="ce16" office:value-type="string" table:number-columns-spanned="1" table:number-rows-spanned="9">
            <text:p>Act. José Manuel Méndez <text:s text:c="44"/>(12:00-12:45) </text:p>
          </table:table-cell>
          <table:covered-table-cell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6"/>
          <table:table-cell table:style-name="ce16" office:value-type="string" table:number-columns-spanned="1" table:number-rows-spanned="9">
            <text:p>Act. Jorge Barba <text:s text:c="71"/>(12:30-13:15)</text:p>
          </table:table-cell>
          <table:table-cell table:style-name="ce25" office:value-type="string" table:number-columns-spanned="1" table:number-rows-spanned="9">
            <text:p>Act. Josh Bank <text:s text:c="46"/>(12:30-13:15)</text:p>
          </table:table-cell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table-cell table:style-name="ce16" office:value-type="string" table:number-columns-spanned="1" table:number-rows-spanned="21">
            <text:p>Mesa Redonda de directores de carrera <text:s text:c="70"/>(12:45-14:30)</text:p>
          </table:table-cell>
          <table:covered-table-cell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table-cell table:style-name="ce11" office:value-type="time" office:time-value="PT13H00M00S" table:number-columns-spanned="1" table:number-rows-spanned="12">
            <text:p>13:00</text:p>
          </table:table-cell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6"/>
          <table:table-cell table:style-name="ce16" office:value-type="string" table:number-columns-spanned="1" table:number-rows-spanned="15">
            <text:p>Talleres <text:s text:c="82"/>(13:15-14:30)</text:p>
          </table:table-cell>
          <table:table-cell table:style-name="ce25" office:value-type="string" table:number-columns-spanned="1" table:number-rows-spanned="12">
            <text:p>Dr. Federico O'Reilly <text:s text:c="64"/>(13:15-14:15)</text:p>
          </table:table-cell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table-cell table:style-name="ce11" office:value-type="time" office:time-value="PT14H00M00S" table:number-columns-spanned="1" table:number-rows-spanned="12">
            <text:p>14:00</text:p>
          </table:table-cell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table-cell table:style-name="ce25" office:value-type="string" table:number-columns-spanned="1" table:number-rows-spanned="3">
            <text:p>Foto del congreso (14:15-14:30)</text:p>
          </table:table-cell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table-cell table:style-name="ce20" office:value-type="string" table:number-columns-spanned="1" table:number-rows-spanned="18">
            <text:p>Comida <text:s text:c="88"/>(14:30-16:00)</text:p>
          </table:table-cell>
          <table:table-cell table:style-name="ce20" office:value-type="string" table:number-columns-spanned="1" table:number-rows-spanned="18">
            <text:p>Comida <text:s text:c="78"/>(14:30-16:00)</text:p>
          </table:table-cell>
          <table:table-cell table:style-name="ce26" office:value-type="string" table:number-columns-spanned="1" table:number-rows-spanned="18">
            <text:p>Comida <text:s text:c="77"/>(14:30-16:00)</text:p>
          </table:table-cell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20"/>
          <table:covered-table-cell table:style-name="ce26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20"/>
          <table:covered-table-cell table:style-name="ce26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20"/>
          <table:covered-table-cell table:style-name="ce26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20"/>
          <table:covered-table-cell table:style-name="ce26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20"/>
          <table:covered-table-cell table:style-name="ce26"/>
          <table:table-cell table:number-columns-repeated="252"/>
        </table:table-row>
        <table:table-row table:style-name="ro3">
          <table:table-cell table:style-name="ce11" office:value-type="time" office:time-value="PT15H00M00S" table:number-columns-spanned="1" table:number-rows-spanned="12">
            <text:p>15:00</text:p>
          </table:table-cell>
          <table:covered-table-cell table:number-columns-repeated="2" table:style-name="ce20"/>
          <table:covered-table-cell table:style-name="ce26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20"/>
          <table:covered-table-cell table:style-name="ce26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20"/>
          <table:covered-table-cell table:style-name="ce26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20"/>
          <table:covered-table-cell table:style-name="ce26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20"/>
          <table:covered-table-cell table:style-name="ce26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20"/>
          <table:covered-table-cell table:style-name="ce26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20"/>
          <table:covered-table-cell table:style-name="ce26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20"/>
          <table:covered-table-cell table:style-name="ce26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20"/>
          <table:covered-table-cell table:style-name="ce26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20"/>
          <table:covered-table-cell table:style-name="ce26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20"/>
          <table:covered-table-cell table:style-name="ce26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20"/>
          <table:covered-table-cell table:style-name="ce26"/>
          <table:table-cell table:number-columns-repeated="252"/>
        </table:table-row>
        <table:table-row table:style-name="ro3">
          <table:table-cell table:style-name="ce11" office:value-type="time" office:time-value="PT16H00M00S" table:number-columns-spanned="1" table:number-rows-spanned="12">
            <text:p>16:00</text:p>
          </table:table-cell>
          <table:table-cell table:style-name="ce16" office:value-type="string" table:number-columns-spanned="1" table:number-rows-spanned="9">
            <text:p>Act. Luisarturo Castellanos <text:s text:c="54"/>(16:00-16:45)</text:p>
          </table:table-cell>
          <table:table-cell table:style-name="ce16" office:value-type="string" table:number-columns-spanned="1" table:number-rows-spanned="9">
            <text:p>Act. Héctor Sandoval <text:s text:c="64"/>(16:00-16:45)</text:p>
          </table:table-cell>
          <table:table-cell table:style-name="ce25" office:value-type="string" table:number-columns-spanned="1" table:number-rows-spanned="9">
            <text:p>Act. Adrian Cervantes <text:s text:c="66"/>(16:00-16:45)</text:p>
          </table:table-cell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table-cell table:style-name="ce16" office:value-type="string" table:number-columns-spanned="1" table:number-rows-spanned="12">
            <text:p>Lic. Antonio Casanueva <text:s text:c="69"/>(16:45-17:45)</text:p>
          </table:table-cell>
          <table:table-cell table:style-name="ce16" office:value-type="string" table:number-columns-spanned="1" table:number-rows-spanned="9">
            <text:p>Ba. Patrick Hickey <text:s text:c="78"/>(16:45-17:30)</text:p>
          </table:table-cell>
          <table:table-cell table:style-name="ce25" office:value-type="string" table:number-columns-spanned="1" table:number-rows-spanned="9">
            <text:p>Dr. Leovigildo López <text:s text:c="59"/>(16:45-17:30)</text:p>
          </table:table-cell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table-cell table:style-name="ce11" office:value-type="time" office:time-value="PT17H00M00S" table:number-columns-spanned="1" table:number-rows-spanned="12">
            <text:p>17:00</text:p>
          </table:table-cell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6"/>
          <table:table-cell table:style-name="ce16" office:value-type="string" table:number-columns-spanned="1" table:number-rows-spanned="9">
            <text:p>Dr. Manuel Mendoza <text:s text:c="75"/><text:s text:c="3"/>(17:30-18:15)</text:p>
          </table:table-cell>
          <table:table-cell table:style-name="ce25" office:value-type="string" table:number-columns-spanned="1" table:number-rows-spanned="3">
            <text:p>Intermedio Musical (17:30-17:45)</text:p>
          </table:table-cell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table-cell table:style-name="ce16" office:value-type="string" table:number-columns-spanned="1" table:number-rows-spanned="9">
            <text:p>Dr. Vicente González <text:s text:c="74"/><text:s text:c="5"/>(17:45-18:30)</text:p>
          </table:table-cell>
          <table:covered-table-cell table:style-name="ce16"/>
          <table:table-cell table:style-name="ce25" office:value-type="string" table:number-columns-spanned="1" table:number-rows-spanned="21">
            <text:p>Mesa Redonda de Exa-UDLAP <text:s text:c="60"/><text:s text:c="2"/>(17:45-19:30)</text:p>
          </table:table-cell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table-cell table:style-name="ce11" office:value-type="time" office:time-value="PT18H00M00S" table:number-columns-spanned="1" table:number-rows-spanned="12">
            <text:p>18:00</text:p>
          </table:table-cell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6"/>
          <table:table-cell table:style-name="ce16" office:value-type="string" table:number-columns-spanned="1" table:number-rows-spanned="2">
            <text:p>Intermedio Danza (18:15-18:25)</text:p>
          </table:table-cell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6"/>
          <table:covered-table-cell table:style-name="ce22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6"/>
          <table:table-cell table:style-name="ce16" office:value-type="string" table:number-columns-spanned="1" table:number-rows-spanned="19">
            <text:p>1er <text:s/>Concurso para el desarrollo en investigación actuarial UDLAP <text:s text:c="3"/><text:s text:c="96"/>(18:25-20:00)</text:p>
          </table:table-cell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table-cell table:style-name="ce16" table:number-columns-spanned="1" table:number-rows-spanned="3"/>
          <table:covered-table-cell table:style-name="ce23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6"/>
          <table:covered-table-cell table:style-name="ce23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6"/>
          <table:covered-table-cell table:style-name="ce23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table-cell table:style-name="ce16" office:value-type="string" table:number-columns-spanned="1" table:number-rows-spanned="15">
            <text:p>Brindis <text:s text:c="114"/>(18:45-20:00)</text:p>
          </table:table-cell>
          <table:covered-table-cell table:style-name="ce23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6"/>
          <table:covered-table-cell table:style-name="ce23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6"/>
          <table:covered-table-cell table:style-name="ce23"/>
          <table:covered-table-cell table:style-name="ce25"/>
          <table:table-cell table:number-columns-repeated="252"/>
        </table:table-row>
        <table:table-row table:style-name="ro3">
          <table:table-cell table:style-name="ce11" office:value-type="time" office:time-value="PT19H00M00S" table:number-columns-spanned="1" table:number-rows-spanned="12">
            <text:p>19:00</text:p>
          </table:table-cell>
          <table:covered-table-cell table:style-name="ce16"/>
          <table:covered-table-cell table:style-name="ce23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6"/>
          <table:covered-table-cell table:style-name="ce23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6"/>
          <table:covered-table-cell table:style-name="ce23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6"/>
          <table:covered-table-cell table:style-name="ce23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6"/>
          <table:covered-table-cell table:style-name="ce23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6"/>
          <table:covered-table-cell table:style-name="ce23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6"/>
          <table:covered-table-cell table:style-name="ce23"/>
          <table:table-cell table:style-name="ce25" table:number-columns-spanned="1" table:number-rows-spanned="6"/>
          <table:table-cell table:number-columns-repeated="252"/>
        </table:table-row>
        <table:table-row table:style-name="ro3">
          <table:covered-table-cell table:style-name="ce11"/>
          <table:covered-table-cell table:style-name="ce16"/>
          <table:covered-table-cell table:style-name="ce23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6"/>
          <table:covered-table-cell table:style-name="ce23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6"/>
          <table:covered-table-cell table:style-name="ce23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6"/>
          <table:covered-table-cell table:style-name="ce23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style-name="ce16"/>
          <table:covered-table-cell table:style-name="ce22"/>
          <table:covered-table-cell table:style-name="ce25"/>
          <table:table-cell table:number-columns-repeated="252"/>
        </table:table-row>
        <table:table-row table:style-name="ro3">
          <table:table-cell table:style-name="ce11" office:value-type="time" office:time-value="PT20H00M00S" table:number-columns-spanned="1" table:number-rows-spanned="12">
            <text:p>20:00</text:p>
          </table:table-cell>
          <table:table-cell table:style-name="ce21" office:value-type="string" table:number-columns-spanned="1" table:number-rows-spanned="24">
            <text:p>Noche de Integración <text:s text:c="76"/>(20:00)</text:p>
          </table:table-cell>
          <table:table-cell table:style-name="ce16" table:number-columns-spanned="1" table:number-rows-spanned="12"/>
          <table:table-cell table:style-name="ce27" office:value-type="string" table:number-columns-spanned="1" table:number-rows-spanned="24">
            <text:p>Cena de gala <text:s text:c="76"/>(20:00)</text:p>
          </table:table-cell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table-cell table:style-name="ce12" office:value-type="time" office:time-value="PT21H00M00S" table:number-columns-spanned="1" table:number-rows-spanned="12">
            <text:p>21:00</text:p>
          </table:table-cell>
          <table:covered-table-cell table:style-name="ce16"/>
          <table:table-cell table:style-name="ce21" office:value-type="string" table:number-columns-spanned="1" table:number-rows-spanned="12">
            <text:p>Evento Social <text:s text:c="70"/>(21:00)</text:p>
          </table:table-cell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1"/>
          <table:covered-table-cell table:number-columns-repeated="2" table:style-name="ce16"/>
          <table:covered-table-cell table:style-name="ce25"/>
          <table:table-cell table:number-columns-repeated="252"/>
        </table:table-row>
        <table:table-row table:style-name="ro3">
          <table:covered-table-cell table:style-name="ce12"/>
          <table:covered-table-cell table:number-columns-repeated="2" table:style-name="ce21"/>
          <table:covered-table-cell table:style-name="ce27"/>
          <table:table-cell table:number-columns-repeated="252"/>
        </table:table-row>
        <table:table-row table:style-name="ro3" table:number-rows-repeated="7">
          <table:table-cell table:style-name="ce13"/>
          <table:table-cell table:number-columns-repeated="255"/>
        </table:table-row>
        <table:table-row table:style-name="ro2" table:number-rows-repeated="126">
          <table:table-cell table:style-name="ce13"/>
          <table:table-cell table:number-columns-repeated="255"/>
        </table:table-row>
        <table:table-row table:style-name="ro3" table:number-rows-repeated="6523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Talleres" table:style-name="ta3" table:print="false"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253" table:default-cell-style-name="Excel_20_Built-in_20_Normal"/>
        <table:table-row table:style-name="ro1" table:number-rows-repeated="2">
          <table:table-cell table:number-columns-repeated="256"/>
        </table:table-row>
        <table:table-row table:style-name="ro1">
          <table:table-cell table:style-name="ce28" office:value-type="string">
            <text:p>Nombre </text:p>
          </table:table-cell>
          <table:table-cell table:style-name="ce28" office:value-type="string">
            <text:p>Nombre del taller</text:p>
          </table:table-cell>
          <table:table-cell table:style-name="ce28" office:value-type="string">
            <text:p>Capacidad</text:p>
          </table:table-cell>
          <table:table-cell table:number-columns-repeated="253"/>
        </table:table-row>
        <table:table-row table:style-name="ro1">
          <table:table-cell table:style-name="ce4" office:value-type="string">
            <text:p>Miguel Ángel Gómez Sánchez</text:p>
          </table:table-cell>
          <table:table-cell table:style-name="ce30" office:value-type="string" table:number-columns-spanned="1" table:number-rows-spanned="2">
            <text:p>Estadística aplicada: 6 sigma</text:p>
          </table:table-cell>
          <table:table-cell table:style-name="ce30" office:value-type="string" table:number-columns-spanned="1" table:number-rows-spanned="2">
            <text:p>No hay limite</text:p>
          </table:table-cell>
          <table:table-cell table:number-columns-repeated="253"/>
        </table:table-row>
        <table:table-row table:style-name="ro1">
          <table:table-cell table:style-name="ce29" office:value-type="string">
            <text:p>Antonio González Fragoso</text:p>
          </table:table-cell>
          <table:covered-table-cell table:number-columns-repeated="2" table:style-name="ce31"/>
          <table:table-cell table:number-columns-repeated="253"/>
        </table:table-row>
        <table:table-row table:style-name="ro1">
          <table:table-cell table:style-name="ce4" office:value-type="string">
            <text:p>Rubén López Haro</text:p>
          </table:table-cell>
          <table:table-cell table:style-name="ce29" office:value-type="string">
            <text:p>Proyecciones</text:p>
          </table:table-cell>
          <table:table-cell table:style-name="ce29" office:value-type="float" office:value="30">
            <text:p>30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vid Molina Castillo</text:p>
          </table:table-cell>
          <table:table-cell table:style-name="ce32" office:value-type="string">
            <text:p>Conoce tu propio estilo de Aprendizaje y Liderazgo</text:p>
          </table:table-cell>
          <table:table-cell table:style-name="ce29" office:value-type="string">
            <text:p>No hay limite</text:p>
          </table:table-cell>
          <table:table-cell table:number-columns-repeated="253"/>
        </table:table-row>
        <table:table-row table:style-name="ro1" table:number-rows-repeated="6552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es" fo:country="MX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s" number:country="MX">
      <number:number number:min-integer-digits="1"/>
    </number:number-style>
    <number:date-style style:name="N5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5107" number:language="es" number:country="MX">
      <number:day number:style="long"/>
      <number:text>-</number:text>
      <number:month number:textual="true"/>
    </number:date-style>
    <number:date-style style:name="N5108" number:language="es" number:country="MX">
      <number:month number:textual="true"/>
      <number:text>-</number:text>
      <number:year/>
    </number:date-style>
    <number:date-style style:name="N5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0P0" style:volatile="true" number:language="es" number:country="MX">
      <number:number number:decimal-places="0" number:min-integer-digits="1" number:grouping="true"/>
    </number:number-style>
    <number:number-style style:name="N5110" number:language="es" number:country="MX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s" number:country="MX">
      <number:number number:decimal-places="0" number:min-integer-digits="1" number:grouping="true"/>
    </number:number-style>
    <number:number-style style:name="N5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s" number:country="MX">
      <number:number number:decimal-places="2" number:min-integer-digits="1" number:grouping="true"/>
    </number:number-style>
    <number:number-style style:name="N5112" number:language="es" number:country="MX">
      <number:text>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s" number:country="MX">
      <number:number number:decimal-places="2" number:min-integer-digits="1" number:grouping="true"/>
    </number:number-style>
    <number:number-style style:name="N5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4P0" style:volatile="true" number:language="es" number:country="MX">
      <number:text> </number:text>
      <number:number number:decimal-places="0" number:min-integer-digits="1" number:grouping="true"/>
      <number:text> </number:text>
    </number:number-style>
    <number:number-style style:name="N5114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5114P2" style:volatile="true" number:language="es" number:country="MX">
      <number:text> - </number:text>
    </number:number-style>
    <number:text-style style:name="N5114" number:language="es" number:country="MX">
      <number:text> </number:text>
      <number:text-content/>
      <number:text> </number:text>
      <style:map style:condition="value()&gt;0" style:apply-style-name="N5114P0"/>
      <style:map style:condition="value()&lt;0" style:apply-style-name="N5114P1"/>
      <style:map style:condition="value()=0" style:apply-style-name="N5114P2"/>
    </number:text-style>
    <number:currency-style style:name="N5115P0" style:volatile="true" number:language="es" number:country="MX">
      <number:text> </number:text>
      <number:currency-symbol/>
      <number:number number:decimal-places="0" number:min-integer-digits="1" number:grouping="true"/>
      <number:text> </number:text>
    </number:currency-style>
    <number:currency-style style:name="N5115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5115P2" style:volatile="true" number:language="es" number:country="MX">
      <number:text> </number:text>
      <number:currency-symbol/>
      <number:text>- </number:text>
    </number:currency-style>
    <number:text-style style:name="N5115" number:language="es" number:country="MX">
      <number:text> </number:text>
      <number:text-content/>
      <number:text> </number:text>
      <style:map style:condition="value()&gt;0" style:apply-style-name="N5115P0"/>
      <style:map style:condition="value()&lt;0" style:apply-style-name="N5115P1"/>
      <style:map style:condition="value()=0" style:apply-style-name="N5115P2"/>
    </number:text-style>
    <number:number-style style:name="N5116P0" style:volatile="true" number:language="es" number:country="MX">
      <number:text> </number:text>
      <number:number number:decimal-places="2" number:min-integer-digits="1" number:grouping="true"/>
      <number:text> </number:text>
    </number:number-style>
    <number:number-style style:name="N5116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5116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5116" number:language="es" number:country="MX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currency-style style:name="N5117P0" style:volatile="true" number:language="es" number:country="MX">
      <number:text> </number:text>
      <number:currency-symbol/>
      <number:number number:decimal-places="2" number:min-integer-digits="1" number:grouping="true"/>
      <number:text> </number:text>
    </number:currency-style>
    <number:currency-style style:name="N5117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5117P2" style:volatile="true" number:language="es" number:country="MX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17" number:language="es" number:country="MX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s" number:country="MX">
      <number:minutes number:style="long"/>
      <number:text>:</number:text>
      <number:seconds number:style="long"/>
    </number:time-style>
    <number:time-style style:name="N5119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s" number:country="MX">
      <number:minutes number:style="long"/>
      <number:text>:</number:text>
      <number:seconds number:style="long" number:decimal-places="1"/>
    </number:time-style>
    <number:number-style style:name="N5121" number:language="es" number:country="MX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8">08/03/2009</text:date>, <text:time>22:5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mas_20_y_20_cargos" style:display-name="PageStyle_Temas y cargo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rograma" style:display-name="PageStyle_Programa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alleres" style:display-name="PageStyle_Tallere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Ivan Conde</dc:creator>
    <dc:date>2009-03-08T22:59:10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167"/>
  </office:meta>
</office:document-meta>
</file>